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Salary</text:p>
          </table:table-cell>
          <table:table-cell office:value-type="string" calcext:value-type="string">
            <text:p>(x-u)<text:span text:style-name="T1">2</text:span>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([.B2]-[.$B$17])^2" office:value-type="float" office:value="125664100" calcext:value-type="float">
            <text:p>125664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([.B3]-[.$B$17])^2" office:value-type="float" office:value="125664100" calcext:value-type="float">
            <text:p>125664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([.B4]-[.$B$17])^2" office:value-type="float" office:value="121220100" calcext:value-type="float">
            <text:p>12122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[.B5]-[.$B$17])^2" office:value-type="float" office:value="110460100" calcext:value-type="float">
            <text:p>11046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([.B6]-[.$B$17])^2" office:value-type="float" office:value="90440100" calcext:value-type="float">
            <text:p>9044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([.B7]-[.$B$17])^2" office:value-type="float" office:value="72420100" calcext:value-type="float">
            <text:p>7242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([.B8]-[.$B$17])^2" office:value-type="float" office:value="30360100" calcext:value-type="float">
            <text:p>3036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([.B9]-[.$B$17])^2" office:value-type="float" office:value="2280100" calcext:value-type="float">
            <text:p>228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([.B10]-[.$B$17])^2" office:value-type="float" office:value="240100" calcext:value-type="float">
            <text:p>240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table:formula="of:=([.B11]-[.$B$17])^2" office:value-type="float" office:value="4690880100" calcext:value-type="float">
            <text:p>4690880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1])" office:value-type="float" office:value="115100" calcext:value-type="float">
            <text:p>115100</text:p>
          </table:table-cell>
          <table:table-cell table:formula="of:=SUM([.C2:.C11])" office:value-type="float" office:value="5369629000" calcext:value-type="float">
            <text:p>5369629000</text:p>
          </table:table-cell>
          <table:table-cell office:value-type="string" calcext:value-type="string">
            <text:p>StdDev:</text:p>
          </table:table-cell>
          <table:table-cell table:formula="of:=SQRT([.C12]/COUNT([.C2:.C11]))" office:value-type="float" office:value="23172.459947101" calcext:value-type="float">
            <text:p>23172.459947101</text:p>
          </table:table-cell>
          <table:table-cell office:value-type="string" calcext:value-type="string">
            <text:p>Correct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'Percentile: the value below which a percentage of data falls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ercentile 25</text:p>
          </table:table-cell>
          <table:table-cell office:value-type="string" calcext:value-type="string">
            <text:p>Percentile 50</text:p>
          </table:table-cell>
          <table:table-cell office:value-type="string" calcext:value-type="string">
            <text:p>Percentile 75</text:p>
          </table:table-cell>
          <table:table-cell/>
          <table:table-cell office:value-type="string" calcext:value-type="string">
            <text:p>Standard deviation</text:p>
          </table:table-cell>
          <table:table-cell/>
        </table:table-row>
        <table:table-row table:style-name="ro1">
          <table:table-cell/>
          <table:table-cell table:formula="of:=AVERAGE([.B2:.B11])" office:value-type="float" office:value="11510" calcext:value-type="float">
            <text:p>11510</text:p>
          </table:table-cell>
          <table:table-cell table:formula="of:=MEDIAN([.B2:.B11])" office:value-type="float" office:value="2500" calcext:value-type="float">
            <text:p>2500</text:p>
          </table:table-cell>
          <table:table-cell table:formula="of:=PERCENTILE([.B$2:.B$11];0.25)" office:value-type="float" office:value="625" calcext:value-type="float">
            <text:p>625</text:p>
          </table:table-cell>
          <table:table-cell table:formula="of:=PERCENTILE([.B$2:.B$11];0.5)" office:value-type="float" office:value="2500" calcext:value-type="float">
            <text:p>2500</text:p>
          </table:table-cell>
          <table:table-cell table:formula="of:=PERCENTILE([.B$2:.B$11];0.75)" office:value-type="float" office:value="9000" calcext:value-type="float">
            <text:p>9000</text:p>
          </table:table-cell>
          <table:table-cell/>
          <table:table-cell table:formula="of:=STDEV([.B3:.B15])" office:value-type="float" office:value="40355.2956734168" calcext:value-type="float">
            <text:p>40355.2956734168</text:p>
          </table:table-cell>
          <table:table-cell office:value-type="string" calcext:value-type="string">
            <text:p>Wrong</text:p>
          </table:table-cell>
        </table:table-row>
        <table:table-row table:style-name="ro1">
          <table:table-cell/>
          <table:table-cell table:formula="of:=[.B12]/COUNT([.B2:.B11])" office:value-type="float" office:value="11510" calcext:value-type="float">
            <text:p>11510</text:p>
          </table:table-cell>
          <table:table-cell table:formula="of:=([.B7]+[.B6])/2" office:value-type="float" office:value="2500" calcext:value-type="float">
            <text:p>2500</text:p>
          </table:table-cell>
          <table:table-cell table:number-columns-repeated="4"/>
          <table:table-cell table:formula="of:=[.H17]-[.E12]" office:value-type="float" office:value="17182.8357263158" calcext:value-type="float">
            <text:p>17182.8357263158</text:p>
          </table:table-cell>
          <table:table-cell office:value-type="string" calcext:value-type="string">
            <text:p>Diff?? Huge!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he 25’th percentile is the salary at which 25% of the employees earn less.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eight Inch</text:p>
          </table:table-cell>
          <table:table-cell office:value-type="string" calcext:value-type="string">
            <text:p>Height cm</text:p>
          </table:table-cell>
          <table:table-cell office:value-type="string" calcext:value-type="string">
            <text:p>Weight lbs</text:p>
          </table:table-cell>
          <table:table-cell office:value-type="string" calcext:value-type="string">
            <text:p>Scaled height Inch</text:p>
          </table:table-cell>
          <table:table-cell office:value-type="string" calcext:value-type="string">
            <text:p>Scaled height cm</text:p>
          </table:table-cell>
          <table:table-cell/>
          <table:table-cell office:value-type="string" calcext:value-type="string">
            <text:p>min inch</text:p>
          </table:table-cell>
          <table:table-cell table:formula="of:=MIN([.B2:.B4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63" calcext:value-type="float">
            <text:p>63</text:p>
          </table:table-cell>
          <table:table-cell table:formula="of:=[.B2]*2.54" office:value-type="float" office:value="160.02" calcext:value-type="float">
            <text:p>160.02</text:p>
          </table:table-cell>
          <table:table-cell office:value-type="float" office:value="150" calcext:value-type="float">
            <text:p>150</text:p>
          </table:table-cell>
          <table:table-cell table:formula="of:=([.B2]-[.$I$1])/([.$I$2]-[.$I$1])" office:value-type="float" office:value="0" calcext:value-type="float">
            <text:p>0</text:p>
          </table:table-cell>
          <table:table-cell table:formula="of:=([.C2]-[.$I$3])/([.$I$4]-[.$I$3])" office:value-type="float" office:value="0" calcext:value-type="float">
            <text:p>0</text:p>
          </table:table-cell>
          <table:table-cell/>
          <table:table-cell office:value-type="string" calcext:value-type="string">
            <text:p>max inch</text:p>
          </table:table-cell>
          <table:table-cell table:formula="of:=MAX([.B2:.B4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ertil</text:p>
          </table:table-cell>
          <table:table-cell office:value-type="float" office:value="67" calcext:value-type="float">
            <text:p>67</text:p>
          </table:table-cell>
          <table:table-cell table:formula="of:=[.B3]*2.54" office:value-type="float" office:value="170.18" calcext:value-type="float">
            <text:p>170.18</text:p>
          </table:table-cell>
          <table:table-cell office:value-type="float" office:value="160" calcext:value-type="float">
            <text:p>160</text:p>
          </table:table-cell>
          <table:table-cell table:formula="of:=([.B3]-[.$I$1])/([.$I$2]-[.$I$1])" office:value-type="float" office:value="0.571428571428571" calcext:value-type="float">
            <text:p>0.571428571428571</text:p>
          </table:table-cell>
          <table:table-cell table:formula="of:=([.C3]-[.$I$3])/([.$I$4]-[.$I$3])" office:value-type="float" office:value="0.571428571428571" calcext:value-type="float">
            <text:p>0.571428571428571</text:p>
          </table:table-cell>
          <table:table-cell/>
          <table:table-cell office:value-type="string" calcext:value-type="string">
            <text:p>min cm</text:p>
          </table:table-cell>
          <table:table-cell table:formula="of:=MIN([.C2:.C4])" office:value-type="float" office:value="160.02" calcext:value-type="float">
            <text:p>160.02</text:p>
          </table:table-cell>
        </table:table-row>
        <table:table-row table:style-name="ro1">
          <table:table-cell office:value-type="string" calcext:value-type="string">
            <text:p>Cesar</text:p>
          </table:table-cell>
          <table:table-cell office:value-type="float" office:value="70" calcext:value-type="float">
            <text:p>70</text:p>
          </table:table-cell>
          <table:table-cell table:formula="of:=[.B4]*2.54" office:value-type="float" office:value="177.8" calcext:value-type="float">
            <text:p>177.8</text:p>
          </table:table-cell>
          <table:table-cell office:value-type="float" office:value="171" calcext:value-type="float">
            <text:p>171</text:p>
          </table:table-cell>
          <table:table-cell table:formula="of:=([.B4]-[.$I$1])/([.$I$2]-[.$I$1])" office:value-type="float" office:value="1" calcext:value-type="float">
            <text:p>1</text:p>
          </table:table-cell>
          <table:table-cell table:formula="of:=([.C4]-[.$I$3])/([.$I$4]-[.$I$3])" office:value-type="float" office:value="1" calcext:value-type="float">
            <text:p>1</text:p>
          </table:table-cell>
          <table:table-cell/>
          <table:table-cell office:value-type="string" calcext:value-type="string">
            <text:p>max cm</text:p>
          </table:table-cell>
          <table:table-cell table:formula="of:=MAX([.C2:.C4])" office:value-type="float" office:value="177.8" calcext:value-type="float">
            <text:p>177.8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Success!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B</text:p>
          </table:table-cell>
          <table:table-cell table:formula="of:=SQRT(([.B2]-[.B3])^2+([.D2]-[.D3])^2)" office:value-type="float" office:value="10.770329614269" calcext:value-type="float">
            <text:p>10.770329614269</text:p>
          </table:table-cell>
          <table:table-cell table:style-name="ce1" table:formula="of:=SQRT(([.C2]-[.C3])^2+([.D2]-[.D3])^2)" office:value-type="float" office:value="14.2557216583377" calcext:value-type="float">
            <text:p>14.2557216583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-C</text:p>
          </table:table-cell>
          <table:table-cell table:formula="of:=SQRT(([.B3]-[.B4])^2+([.D3]-[.D4])^2)" office:value-type="float" office:value="11.4017542509914" calcext:value-type="float">
            <text:p>11.4017542509914</text:p>
          </table:table-cell>
          <table:table-cell table:style-name="ce1" table:formula="of:=SQRT(([.C3]-[.C4])^2+([.D3]-[.D4])^2)" office:value-type="float" office:value="13.381494684825" calcext:value-type="float">
            <text:p>13.381494684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C</text:p>
          </table:table-cell>
          <table:table-cell table:formula="of:=SQRT(([.B2]-[.B4])^2+([.$D2]-[.$D4])^2)" office:value-type="float" office:value="22.1359436211787" calcext:value-type="float">
            <text:p>22.1359436211787</text:p>
          </table:table-cell>
          <table:table-cell table:formula="of:=SQRT(([.C2]-[.C4])^2+([.$D2]-[.$D4])^2)" office:value-type="float" office:value="27.5159662741471" calcext:value-type="float">
            <text:p>27.515966274147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08:58:59.226000000</meta:creation-date>
    <dc:date>2024-07-16T16:11:23.836000000</dc:date>
    <meta:editing-duration>PT4H58M56S</meta:editing-duration>
    <meta:editing-cycles>3</meta:editing-cycles>
    <meta:generator>LibreOffice/7.4.4.2$Windows_X86_64 LibreOffice_project/85569322deea74ec9134968a29af2df5663baa21</meta:generator>
    <meta:document-statistic meta:table-count="2" meta:cell-count="92" meta:object-count="0"/>
  </office:meta>
</office:document-meta>
</file>